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quote-cjk-patch" svg:font-family="quote-cjk-patch, Inter, system-ui, apple-system, system-ui, 'Segoe UI', Roboto, Oxygen, Ubuntu, Cantarell, 'Open Sans', 'Helvetica Neue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style:line-height-at-least="0.9cm" fo:orphans="2" fo:widows="2" fo:text-indent="0cm" style:auto-text-indent="false"/>
      <style:text-properties fo:language="de" fo:country="DE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style:line-height-at-least="0.9cm" fo:orphans="2" fo:widows="2" fo:text-indent="0cm" style:auto-text-indent="false"/>
      <style:text-properties fo:language="de" fo:country="D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language="de" fo:country="DE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style:line-height-at-least="0.9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language="de" fo:country="DE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language="de" fo:country="D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language="de" fo:country="DE"/>
    </style:style>
    <style:style style:name="P7" style:family="paragraph" style:parent-style-name="Text_20_body" style:list-style-name="L4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language="de" fo:country="DE" fo:font-style="normal" fo:font-weight="normal"/>
    </style:style>
    <style:style style:name="P8" style:family="paragraph" style:parent-style-name="Text_20_body" style:list-style-name="L5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language="de" fo:country="DE" fo:font-style="normal" fo:font-weight="normal"/>
    </style:style>
    <style:style style:name="P9" style:family="paragraph" style:parent-style-name="Text_20_body" style:list-style-name="L6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language="de" fo:country="DE" fo:font-style="normal" fo:font-weight="normal"/>
    </style:style>
    <style:style style:name="P10" style:family="paragraph" style:parent-style-name="Text_20_body" style:list-style-name="L7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language="de" fo:country="DE" fo:font-style="normal" fo:font-weight="normal"/>
    </style:style>
    <style:style style:name="P11" style:family="paragraph" style:parent-style-name="Text_20_body" style:list-style-name="L8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language="de" fo:country="DE" fo:font-style="normal" fo:font-weight="normal"/>
    </style:style>
    <style:style style:name="P12" style:family="paragraph" style:parent-style-name="Text_20_body" style:list-style-name="L9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language="de" fo:country="DE" fo:font-style="normal" fo:font-weight="normal"/>
    </style:style>
    <style:style style:name="P13" style:family="paragraph" style:parent-style-name="Text_20_body" style:list-style-name="L10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language="de" fo:country="DE" fo:font-style="normal" fo:font-weight="normal"/>
    </style:style>
    <style:style style:name="P14" style:family="paragraph" style:parent-style-name="Text_20_body" style:list-style-name="L11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language="de" fo:country="DE"/>
    </style:style>
    <style:style style:name="P15" style:family="paragraph" style:parent-style-name="Text_20_body" style:list-style-name="L12">
      <style:paragraph-properties fo:margin-left="0cm" fo:margin-right="0cm" fo:margin-top="0cm" fo:margin-bottom="0cm" style:contextual-spacing="false" style:line-height-at-least="0.9cm" fo:orphans="2" fo:widows="2" fo:text-indent="0cm" style:auto-text-indent="false" fo:padding="0cm" fo:border="none"/>
      <style:text-properties fo:language="de" fo:country="DE"/>
    </style:style>
    <style:style style:name="P16" style:family="paragraph" style:parent-style-name="Horizontal_20_Line">
      <style:paragraph-properties fo:margin-top="0cm" fo:margin-bottom="0.423cm" style:contextual-spacing="false" style:line-height-at-least="0.9cm"/>
      <style:text-properties fo:language="de" fo:country="DE"/>
    </style:style>
    <style:style style:name="P17" style:family="paragraph" style:parent-style-name="Text_20_body">
      <style:paragraph-properties fo:margin-left="0cm" fo:margin-right="0cm" fo:margin-top="0.423cm" fo:margin-bottom="0cm" style:contextual-spacing="false" style:line-height-at-least="0.9cm" fo:orphans="2" fo:widows="2" fo:text-indent="0cm" style:auto-text-indent="false"/>
      <style:text-properties fo:language="de" fo:country="DE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xposé: Modernes Gewerbegebäude mit flexiblen Nutzungsmöglichkeiten in Neu-Anspach</text:span></text:span></text:p>
      <text:p text:style-name="P2"><text:span text:style-name="Strong_20_Emphasis"><text:span text:style-name="T1">Objekt:</text:span></text:span><text:span text:style-name="T2"> Zweistöckiges Gewerbegebäude auf großzügigem Grundstück<text:line-break/></text:span><text:span text:style-name="Strong_20_Emphasis"><text:span text:style-name="T1">Adresse:</text:span></text:span><text:span text:style-name="T2"> Siemensstr. 5, 61267 Neu-Anspach<text:line-break/></text:span><text:span text:style-name="Strong_20_Emphasis"><text:span text:style-name="T1">Baujahr:</text:span></text:span><text:span text:style-name="T2"> 1979-1980, kontinuierlich modernisiert<text:line-break/></text:span><text:span text:style-name="Strong_20_Emphasis"><text:span text:style-name="T1">Grundstücksgröße:</text:span></text:span><text:span text:style-name="T2"> 1.946 m²<text:line-break/></text:span><text:span text:style-name="Strong_20_Emphasis"><text:span text:style-name="T1">Lage:</text:span></text:span><text:span text:style-name="T2"> Attraktives Mischgebiet mit unverbauter Aussicht in Richtung Südwest-Nordost</text:span></text:p>
      <text:p text:style-name="P2"><text:span text:style-name="Strong_20_Emphasis"><text:span text:style-name="T1">Highlights auf einen Blick</text:span></text:span></text:p>
      <text:list text:style-name="L1">
        <text:list-item>
          <text:p text:style-name="P3"><text:span text:style-name="Strong_20_Emphasis"><text:span text:style-name="T1">Ideale Lage:</text:span></text:span><text:span text:style-name="T2"> Alle Annehmlichkeiten in 3-5 Gehminuten erreichbar</text:span></text:p>
        </text:list-item>
        <text:list-item>
          <text:p text:style-name="P3"><text:span text:style-name="Strong_20_Emphasis"><text:span text:style-name="T1">Modernste Ausstattung:</text:span></text:span><text:span text:style-name="T2"> Drei-fach-Verglasung (2024/25), gedämmte Fassade mit Alubond (2011), LAN-Verkabelung (2017)</text:span></text:p>
        </text:list-item>
        <text:list-item>
          <text:p text:style-name="P3"><text:span text:style-name="Strong_20_Emphasis"><text:span text:style-name="T1">Flexible Nutzung:</text:span></text:span><text:span text:style-name="T2"> Kombination aus Büro-, Produktions- und Lagerflächen</text:span></text:p>
        </text:list-item>
        <text:list-item>
          <text:p text:style-name="P3"><text:span text:style-name="Strong_20_Emphasis"><text:span text:style-name="T1">Hervorragende Infrastruktur:</text:span></text:span><text:span text:style-name="T2"> 12m-Einfahrtstore, verschiedene Hallentore, Starkstromanschlüsse, Druckluftnetz</text:span></text:p>
        </text:list-item>
        <text:list-item>
          <text:p text:style-name="P3"><text:span text:style-name="Strong_20_Emphasis"><text:span text:style-name="T1">Attraktive Arbeitsumgebung:</text:span></text:span><text:span text:style-name="T2"> Moderne Sanitäranlagen, Aufenthaltsräume mit hochwertigen Eichendielen</text:span></text:p>
        </text:list-item>
      </text:list>
      <text:p text:style-name="P2"><text:span text:style-name="Strong_20_Emphasis"><text:span text:style-name="T1">Das Objekt: Modern, vielseitig und bestens gelegen</text:span></text:span></text:p>
      <text:p text:style-name="P4">Dieses anpassungsfähige Gewerbegebäude bietet auf zwei Etagen verschiedene Nutzungsmöglichkeiten für produzierendes Gewerbe, Lagerlogistik, Büros oder kreative Arbeitsbereiche. Durch kontinuierliche Modernisierungen präsentiert sich die Immobilie in ausgezeichnetem technischen Zustand.</text:p>
      <text:p text:style-name="P2"><text:span text:style-name="Strong_20_Emphasis"><text:span text:style-name="T1">Standortvorteile</text:span></text:span></text:p>
      <text:list text:style-name="L2">
        <text:list-item>
          <text:p text:style-name="P5"><text:soft-page-break/><text:span text:style-name="Strong_20_Emphasis"><text:span text:style-name="T1">Perfekte Anbindung:</text:span></text:span><text:span text:style-name="T2"> Bahnhof, Einkaufsmärkte (Lidl, Aldi), Apotheken, Drogerien und Sparkassen in nur 3-5 Gehminuten erreichbar</text:span></text:p>
        </text:list-item>
        <text:list-item>
          <text:p text:style-name="P5"><text:span text:style-name="Strong_20_Emphasis"><text:span text:style-name="T1">Verkehrsgünstig:</text:span></text:span><text:span text:style-name="T2"> Schnellrestaurants wie McDonald's innerhalb von 5-7 Minuten zu Fuß</text:span></text:p>
        </text:list-item>
        <text:list-item>
          <text:p text:style-name="P5"><text:span text:style-name="Strong_20_Emphasis"><text:span text:style-name="T1">Attraktive Umgebung:</text:span></text:span><text:span text:style-name="T2"> Unverbaute Aussicht auf Grünflächen und Wald, ruhige Lage im Mischgebiet</text:span></text:p>
        </text:list-item>
      </text:list>
      <text:p text:style-name="P2"><text:span text:style-name="Strong_20_Emphasis"><text:span text:style-name="T1">Gebäudedaten &amp; Ausstattung</text:span></text:span></text:p>
      <text:list text:style-name="L3">
        <text:list-item>
          <text:p text:style-name="P6"><text:span text:style-name="Strong_20_Emphasis"><text:span text:style-name="T1">Bauweise:</text:span></text:span><text:span text:style-name="T2"> Zweistöckig mit Satteldach (auf Flachdach 1996 aufgebracht)</text:span></text:p>
        </text:list-item>
        <text:list-item>
          <text:p text:style-name="P6"><text:span text:style-name="Strong_20_Emphasis"><text:span text:style-name="T1">Energieeffizienz:</text:span></text:span><text:span text:style-name="T2"> 2011 fachgerecht gedämmte Fassade mit Alubond-Platten</text:span></text:p>
        </text:list-item>
        <text:list-item>
          <text:p text:style-name="P6"><text:span text:style-name="Strong_20_Emphasis"><text:span text:style-name="T1">Fenster:</text:span></text:span><text:span text:style-name="T2"> Moderne 3-fach-Verglasung (2024/25 eingebaut)</text:span></text:p>
        </text:list-item>
        <text:list-item>
          <text:p text:style-name="P6"><text:span text:style-name="Strong_20_Emphasis"><text:span text:style-name="T1">Zugänge:</text:span></text:span><text:span text:style-name="T2"> Optimale Logistik durch 12m breite Einfahrtstore und verschiedene Hallentore</text:span></text:p>
        </text:list-item>
        <text:list-item>
          <text:p text:style-name="P6"><text:span text:style-name="Strong_20_Emphasis"><text:span text:style-name="T1">Technik:</text:span></text:span><text:span text:style-name="T2"> Vollständige LAN-Verkabelung mit Switches im Serverraum (2017)</text:span></text:p>
        </text:list-item>
      </text:list>
      <text:p text:style-name="P2"><text:span text:style-name="Strong_20_Emphasis"><text:span text:style-name="T1">Raumkonzept &amp; Nutzungsmöglichkeiten</text:span></text:span></text:p>
      <text:p text:style-name="P2"><text:span text:style-name="Emphasis"><text:span text:style-name="T2">Produktions- &amp; Lagerbereiche</text:span></text:span></text:p>
      <text:p text:style-name="P2"><text:span text:style-name="Strong_20_Emphasis"><text:span text:style-name="T1">Raum 3 – Multifunktionale Halle (120 m²)</text:span></text:span></text:p>
      <text:list text:style-name="L4">
        <text:list-item>
          <text:p text:style-name="P7">Ehemalige Elektronikwerkstatt, ideal für Produktion oder als Tageslager</text:p>
        </text:list-item>
        <text:list-item>
          <text:p text:style-name="P7">Großtor (2,20m x 2,60m), 3-fach-Verglasung (2024)</text:p>
        </text:list-item>
        <text:list-item>
          <text:p text:style-name="P7">Vollausstattung: 380V-Starkstrom, Druckluft, Wasser/Abwasser vorinstalliert</text:p>
        </text:list-item>
        <text:list-item>
          <text:p text:style-name="P7">Separates WC mit Waschbecken</text:p>
        </text:list-item>
      </text:list>
      <text:p text:style-name="P2"><text:span text:style-name="Strong_20_Emphasis"><text:span text:style-name="T1">Raum 9 – Hochflexible Fertigungshalle (170 m²)</text:span></text:span></text:p>
      <text:list text:style-name="L5">
        <text:list-item>
          <text:p text:style-name="P8">Variable Raumhöhe von 4,71m bis 7,20m unter Satteldach</text:p>
        </text:list-item>
        <text:list-item>
          <text:p text:style-name="P8">Großes Tor (4,50m breit x 4,20m hoch)</text:p>
        </text:list-item>
        <text:list-item>
          <text:p text:style-name="P8">Tageslicht von drei Seiten, 380V-Starkstrom, Druckluft</text:p>
        </text:list-item>
        <text:list-item>
          <text:p text:style-name="P8">Zwei Gebläseheizungen, vorinstallierte Wasserleitungen</text:p>
        </text:list-item>
      </text:list>
      <text:p text:style-name="P2"><text:soft-page-break/><text:span text:style-name="Emphasis"><text:span text:style-name="T2">Büro- &amp; Verwaltungsflächen</text:span></text:span></text:p>
      <text:p text:style-name="P2"><text:span text:style-name="Strong_20_Emphasis"><text:span text:style-name="T1">Raum 1 &amp; 10 – Großraumbüros (je 64,22 m²)</text:span></text:span></text:p>
      <text:list text:style-name="L6">
        <text:list-item>
          <text:p text:style-name="P9">Moderne 3-fach-Verglasung (2025), helle Südwest-Ausrichtung</text:p>
        </text:list-item>
        <text:list-item>
          <text:p text:style-name="P9">Platz für 4-5 Arbeitsplätze, konventionelle Heizkörper</text:p>
        </text:list-item>
        <text:list-item>
          <text:p text:style-name="P9">Umfangreiche Stromversorgung (230V/400V), Druckluftanschluss</text:p>
        </text:list-item>
      </text:list>
      <text:p text:style-name="P2"><text:span text:style-name="Strong_20_Emphasis"><text:span text:style-name="T1">Raum 11 – Design- &amp; Kreativbüro (43,1 m²)</text:span></text:span></text:p>
      <text:list text:style-name="L7">
        <text:list-item>
          <text:p text:style-name="P10">Hochwertige Massiv-Eichendielen, exzellente Belichtung</text:p>
        </text:list-item>
        <text:list-item>
          <text:p text:style-name="P10">Idealer Raum für Grafiker, Designer oder Projektteams</text:p>
        </text:list-item>
        <text:list-item>
          <text:p text:style-name="P10">Angrenzend zu weiteren Büroflächen</text:p>
        </text:list-item>
      </text:list>
      <text:p text:style-name="P2"><text:span text:style-name="Emphasis"><text:span text:style-name="T2">Weitere Besonderheiten</text:span></text:span></text:p>
      <text:p text:style-name="P2"><text:span text:style-name="Strong_20_Emphasis"><text:span text:style-name="T1">Raum 12 inkl. Serverraum</text:span></text:span></text:p>
      <text:list text:style-name="L8">
        <text:list-item>
          <text:p text:style-name="P11">Exklusives Büro (26,88 m²) mit direkt angeschlossenem Serverraum (5,96 m²)</text:p>
        </text:list-item>
        <text:list-item>
          <text:p text:style-name="P11">Hochwertige Eichendielen, moderne Technikausstattung</text:p>
        </text:list-item>
      </text:list>
      <text:p text:style-name="P2"><text:span text:style-name="Strong_20_Emphasis"><text:span text:style-name="T1">Moderne Sanitärbereiche</text:span></text:span></text:p>
      <text:list text:style-name="L9">
        <text:list-item>
          <text:p text:style-name="P12">Separates Damen- und Herren-WC mit jeweils Dusche</text:p>
        </text:list-item>
        <text:list-item>
          <text:p text:style-name="P12">2020 erneuert, Fliesenboden, zeitgemäße Ausstattung</text:p>
        </text:list-item>
      </text:list>
      <text:p text:style-name="P2"><text:span text:style-name="Strong_20_Emphasis"><text:span text:style-name="T1">Aufenthalts- &amp; Gemeinschaftsräume</text:span></text:span></text:p>
      <text:list text:style-name="L10">
        <text:list-item>
          <text:p text:style-name="P13">Großzügige Küche mit Aufenthaltsbereich (Raum 17, 25,83 m²)</text:p>
        </text:list-item>
        <text:list-item>
          <text:p text:style-name="P13">Repräsentative Empfangsbereiche im EG und OG</text:p>
        </text:list-item>
        <text:list-item>
          <text:p text:style-name="P13">Hochwertige Eichendielen in allen Verkehrsflächen</text:p>
        </text:list-item>
      </text:list>
      <text:p text:style-name="P2"><text:span text:style-name="Strong_20_Emphasis"><text:span text:style-name="T1">Technische Zusammenfassung</text:span></text:span></text:p>
      <text:list text:style-name="L11">
        <text:list-item>
          <text:p text:style-name="P14"><text:soft-page-break/><text:span text:style-name="Strong_20_Emphasis"><text:span text:style-name="T1">Stromversorgung:</text:span></text:span><text:span text:style-name="T2"> 230V und 380V Starkstrom in allen relevanten Bereichen</text:span></text:p>
        </text:list-item>
        <text:list-item>
          <text:p text:style-name="P14"><text:span text:style-name="Strong_20_Emphasis"><text:span text:style-name="T1">Druckluft:</text:span></text:span><text:span text:style-name="T2"> Installiertes Leitungsnetz in Produktionsbereichen</text:span></text:p>
        </text:list-item>
        <text:list-item>
          <text:p text:style-name="P14"><text:span text:style-name="Strong_20_Emphasis"><text:span text:style-name="T1">Heizung:</text:span></text:span><text:span text:style-name="T2"> Konventionelle Heizkörper bzw. Gebläseheizungen</text:span></text:p>
        </text:list-item>
        <text:list-item>
          <text:p text:style-name="P14"><text:span text:style-name="Strong_20_Emphasis"><text:span text:style-name="T1">Beleuchtung:</text:span></text:span><text:span text:style-name="T2"> Flächendeckende, energieeffiziente Beleuchtung</text:span></text:p>
        </text:list-item>
        <text:list-item>
          <text:p text:style-name="P14"><text:span text:style-name="Strong_20_Emphasis"><text:span text:style-name="T1">Böden:</text:span></text:span><text:span text:style-name="T2"> Hochwertige Eichendielen in Bürobereichen, praktische Fliesen in Sanitärräumen</text:span></text:p>
        </text:list-item>
      </text:list>
      <text:p text:style-name="P2"><text:span text:style-name="Strong_20_Emphasis"><text:span text:style-name="T1">Ideale Nutzungskonzepte</text:span></text:span></text:p>
      <text:p text:style-name="P4">Dieses vielseitige Objekt eignet sich perfekt für:</text:p>
      <text:list text:style-name="L12">
        <text:list-item>
          <text:p text:style-name="P15"><text:span text:style-name="Strong_20_Emphasis"><text:span text:style-name="T1">Produzierendes Gewerbe</text:span></text:span><text:span text:style-name="T2"> mit angeschlossener Verwaltung</text:span></text:p>
        </text:list-item>
        <text:list-item>
          <text:p text:style-name="P15"><text:span text:style-name="Strong_20_Emphasis"><text:span text:style-name="T1">Logistik- und Lagerunternehmen</text:span></text:span><text:span text:style-name="T2"> mit Bürotrakten</text:span></text:p>
        </text:list-item>
        <text:list-item>
          <text:p text:style-name="P15"><text:span text:style-name="Strong_20_Emphasis"><text:span text:style-name="T1">Kreativ- und Designagenturen</text:span></text:span><text:span text:style-name="T2"> mit Werkstattbereichen</text:span></text:p>
        </text:list-item>
        <text:list-item>
          <text:p text:style-name="P15"><text:span text:style-name="Strong_20_Emphasis"><text:span text:style-name="T1">Forschung &amp; Entwicklung</text:span></text:span><text:span text:style-name="T2"> mit Prototypenfertigung</text:span></text:p>
        </text:list-item>
        <text:list-item>
          <text:p text:style-name="P15"><text:span text:style-name="Strong_20_Emphasis"><text:span text:style-name="T1">Online-Handel</text:span></text:span><text:span text:style-name="T2"> mit kombinierten Büro- und Lagerflächen</text:span></text:p>
        </text:list-item>
      </text:list>
      <text:p text:style-name="P2"><text:span text:style-name="Strong_20_Emphasis"><text:span text:style-name="T1">Fazit</text:span></text:span></text:p>
      <text:p text:style-name="P4">Eine seltene Gelegenheit: Ein kontinuierlich modernisiertes, technisch einwandfreies Gewerbegebäude in bester Lage mit flexiblen Nutzungsmöglichkeiten. Die Kombination aus produzierenden, lagernden und verwaltenden Funktionen unter einem Dach bietet ideale Voraussetzungen für wachsende Unternehmen.</text:p>
      <text:p text:style-name="P4">Das Objekt ist ab sofort verfügbar und kann flexibel vermietet werden. Gerne vereinbaren wir einen individuellen Besichtigungstermin.</text:p>
      <text:p text:style-name="P16"/>
      <text:p text:style-name="P17"><text:span text:style-name="Emphasis"><text:span text:style-name="T2">Alle Angaben basieren auf Informationen des Eigentümers und sind ohne Gewähr. Änderungen und Irrtümer vorbehalten.</text:span></text:span>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quote-cjk-patch" svg:font-family="quote-cjk-patch, Inter, system-ui, apple-system, system-ui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15:50:22.354472875</meta:creation-date>
    <dc:date>2026-04-07T18:04:58.733195000</dc:date>
    <meta:editing-duration>PT6M46S</meta:editing-duration>
    <meta:editing-cycles>4</meta:editing-cycles>
    <meta:generator>LibreOffice/26.2.0.3$MacOSX_AARCH64 LibreOffice_project/afbbd0df0edb6d40b450b0337ac646b0913a760c</meta:generator>
    <meta:document-statistic meta:table-count="0" meta:image-count="0" meta:object-count="0" meta:page-count="5" meta:paragraph-count="69" meta:word-count="558" meta:character-count="4603" meta:non-whitespace-character-count="4169"/>
  </office:meta>
</office:document-meta>
</file>